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59dbd" draw:opacity="100%" draw:opacity-name="Transparency_20_1" draw:textarea-horizontal-align="justify" draw:textarea-vertical-align="middle" draw:auto-grow-height="false" fo:min-height="10.545cm" fo:min-width="20.074cm"/>
    </style:style>
    <style:style style:name="gr2" style:family="graphic" style:parent-style-name="standard">
      <style:graphic-properties svg:stroke-color="#000000" draw:fill-color="#999999" draw:textarea-horizontal-align="justify" draw:textarea-vertical-align="middle" draw:auto-grow-height="false" fo:min-height="7.202cm" fo:min-width="16.518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eeeeee" draw:opacity="34%" draw:textarea-horizontal-align="justify" draw:textarea-vertical-align="top" draw:auto-grow-height="false" fo:min-height="9.568cm" fo:min-width="17.908cm" fo:padding-top="0.142cm" fo:padding-bottom="0.142cm" fo:padding-left="0.267cm" fo:padding-right="0.267cm"/>
    </style:style>
    <style:style style:name="gr4" style:family="graphic" style:parent-style-name="standard">
      <style:graphic-properties svg:stroke-color="#666666" draw:fill-color="#669966" draw:textarea-horizontal-align="justify" draw:textarea-vertical-align="bottom" draw:auto-grow-height="false" fo:min-height="0.828cm" fo:min-width="0.578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5.333cm" fo:min-width="7.369cm" fo:padding-top="0.142cm" fo:padding-bottom="0.142cm" fo:padding-left="0.267cm" fo:padding-right="0.267cm" fo:wrap-option="wrap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7.395cm" fo:min-width="7.145cm" fo:padding-top="0.142cm" fo:padding-bottom="0.142cm" fo:padding-left="0.267cm" fo:padding-right="0.267cm" fo:wrap-option="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43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1.263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894cm" draw:shadow="hidden"/>
    </style:style>
    <style:style style:name="gr10" style:family="graphic" style:parent-style-name="standard">
      <style:graphic-properties svg:stroke-color="#000000" draw:fill-color="#b2b2b2" draw:textarea-horizontal-align="justify" draw:textarea-vertical-align="middle" draw:auto-grow-height="false" fo:min-height="7.201cm" fo:min-width="16.518cm"/>
    </style:style>
    <style:style style:name="gr11" style:family="graphic" style:parent-style-name="standard">
      <style:graphic-properties svg:stroke-color="#000000" draw:fill-color="#b2b2b2" draw:textarea-horizontal-align="justify" draw:textarea-vertical-align="middle" draw:auto-grow-height="false" fo:min-height="7.202cm" fo:min-width="16.518cm"/>
    </style:style>
    <style:style style:name="P1" style:family="paragraph">
      <loext:graphic-properties draw:fill-color="#659dbd" draw:opacity="100%" draw:opacity-name="Transparency_20_1"/>
      <style:paragraph-properties fo:text-align="center"/>
    </style:style>
    <style:style style:name="P2" style:family="paragraph">
      <loext:graphic-properties draw:fill-color="#999999"/>
      <style:paragraph-properties fo:margin-left="0.102cm" fo:margin-right="0.102cm" fo:margin-top="0cm" fo:margin-bottom="0cm" fo:text-align="start" fo:text-indent="0cm"/>
      <style:text-properties fo:font-size="14pt" style:font-size-asian="14pt" style:font-size-complex="14pt"/>
    </style:style>
    <style:style style:name="P3" style:family="paragraph">
      <loext:graphic-properties draw:fill="solid" draw:fill-color="#eeeeee" draw:opacity="34%"/>
      <style:paragraph-properties fo:margin-top="0cm" fo:margin-bottom="0cm" fo:text-align="center"/>
      <style:text-properties fo:font-weight="bold" style:font-weight-asian="bold" style:font-weight-complex="bold"/>
    </style:style>
    <style:style style:name="P4" style:family="paragraph">
      <loext:graphic-properties draw:fill-color="#669966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font-size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0" style:family="paragraph">
      <loext:graphic-properties draw:fill="none" draw:fill-color="#ffffff"/>
      <style:paragraph-properties fo:text-align="center"/>
      <style:text-properties fo:font-size="18pt" fo:font-weight="bold" style:font-size-asian="16pt" style:font-weight-asian="bold" style:font-size-complex="16pt" style:font-weight-complex="bold"/>
    </style:style>
    <style:style style:name="P11" style:family="paragraph">
      <loext:graphic-properties draw:fill-color="#b2b2b2"/>
      <style:paragraph-properties fo:margin-left="0.102cm" fo:margin-right="0.102cm" fo:margin-top="0cm" fo:margin-bottom="0cm" fo:text-align="start" fo:text-indent="0cm"/>
      <style:text-properties fo:font-size="14pt" style:font-size-asian="14pt" style:font-size-complex="14pt"/>
    </style:style>
    <style:style style:name="P12" style:family="paragraph">
      <style:paragraph-properties fo:margin-left="0.102cm" fo:margin-right="0.102cm" fo:margin-top="0cm" fo:margin-bottom="0cm" fo:text-align="start" fo:text-indent="0cm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8pt" fo:font-weight="bold" style:font-size-asian="16pt" style:font-weight-asian="bold" style:font-size-complex="16pt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574cm" svg:height="10.795cm" svg:x="1.635cm" svg:y="1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018cm" svg:height="7.452cm" svg:x="3.651cm" svg:y="3.5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8.442cm" svg:height="9.852cm" svg:x="3.259cm" svg:y="2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524cm" svg:height="1.524cm" svg:x="1.587cm" svg:y="22.7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6" draw:layer="layout" svg:width="8.509cm" svg:height="6.223cm" svg:x="7.35cm" svg:y="25.765cm">
          <text:list text:style-name="L1">
            <text:list-item>
              <text:p text:style-name="P5"><text:span text:style-name="T1">When user visits webpage...</text:span></text:p>
            </text:list-item>
            <text:list-item>
              <text:p text:style-name="P5"><text:span text:style-name="T1">Visit details are tracked</text:span></text:p>
              <text:list>
                <text:list-item>
                  <text:p text:style-name="P5"><text:span text:style-name="T1">General</text:span></text:p>
                </text:list-item>
                <text:list-item>
                  <text:p text:style-name="P5"><text:span text:style-name="T1">Page</text:span></text:p>
                </text:list-item>
                <text:list-item>
                  <text:p text:style-name="P5"><text:span text:style-name="T1">Hardware/Software</text:span></text:p>
                </text:list-item>
                <text:list-item>
                  <text:p text:style-name="P5"><text:span text:style-name="T1">Geospatial</text:span></text:p>
                </text:list-item>
              </text:list>
            </text:list-item>
            <text:list-item>
              <text:p text:style-name="P5"><text:span text:style-name="T1">Events details are tracked</text:span></text:p>
              <text:list>
                <text:list-item>
                  <text:p text:style-name="P5"><text:span text:style-name="T1">Button click</text:span></text:p>
                </text:list-item>
                <text:list-item>
                  <text:p text:style-name="P5"><text:span text:style-name="T1">Dropdown selection</text:span></text:p>
                </text:list-item>
                <text:list-item>
                  <text:p text:style-name="P5"><text:span text:style-name="T1">Etc.</text:span>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8.509cm" svg:height="8.509cm" svg:x="18.145cm" svg:y="23.875cm">
          <text:list text:style-name="L1">
            <text:list-item>
              <text:p text:style-name="P5"><text:span text:style-name="T1">Administer crumby with CLI</text:span></text:p>
              <text:list>
                <text:list-item>
                  <text:p text:style-name="P5"><text:span text:style-name="T1">Configure system users</text:span></text:p>
                </text:list-item>
                <text:list-item>
                  <text:p text:style-name="P5"><text:span text:style-name="T1">Update geoip db</text:span></text:p>
                </text:list-item>
              </text:list>
            </text:list-item>
            <text:list-item>
              <text:p text:style-name="P5"><text:span text:style-name="T1">Add custom SQL queries</text:span></text:p>
            </text:list-item>
            <text:list-item>
              <text:p text:style-name="P5"><text:span text:style-name="T1">View website activity</text:span></text:p>
              <text:list>
                <text:list-item>
                  <text:p text:style-name="P5"><text:span text:style-name="T1">View structured tables in Web UI</text:span></text:p>
                </text:list-item>
                <text:list-item>
                  <text:p text:style-name="P5"><text:span text:style-name="T1">View query results in JSON format through API</text:span></text:p>
                </text:list-item>
                <text:list-item>
                  <text:p text:style-name="P5"><text:span text:style-name="T1">Public queries available to anyone</text:span></text:p>
                </text:list-item>
                <text:list-item>
                  <text:p text:style-name="P5"><text:span text:style-name="T1">Private queries require authentication</text:span>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1.543cm" svg:height="0.806cm" svg:x="1.59cm" svg:y="24.642cm">
          <draw:text-box>
            <text:p><text:span text:style-name="T2">User</text:span></text:p>
          </draw:text-box>
        </draw:frame>
        <draw:frame draw:style-name="gr8" draw:text-style-name="P9" draw:layer="layout" svg:width="17.399cm" svg:height="1.513cm" svg:x="3.794cm" svg:y="2.166cm">
          <draw:text-box>
            <text:p text:style-name="P8"><text:span text:style-name="T3">Pages Containing Crumby JS Pointer</text:span></text:p>
          </draw:text-box>
        </draw:frame>
        <draw:frame draw:style-name="gr9" draw:text-style-name="P10" draw:layer="layout" svg:width="9.779cm" svg:height="1.144cm" draw:transform="rotate (1.57533418285008) translate (1.902cm 12.178cm)">
          <draw:text-box>
            <text:p text:style-name="P8"><text:span text:style-name="T4">Web Server</text:span></text:p>
          </draw:text-box>
        </draw:frame>
        <draw:custom-shape draw:style-name="gr10" draw:text-style-name="P11" draw:layer="layout" svg:width="17.018cm" svg:height="7.451cm" svg:x="3.948cm" svg:y="3.89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7.018cm" svg:height="7.452cm" svg:x="4.275cm" svg:y="4.251cm">
          <text:p text:style-name="P12"><text:span text:style-name="T5">#Index.html</text:span></text:p>
          <text:p text:style-name="P12"><text:span text:style-name="T2">&lt;!DOCTYPE html&gt;</text:span></text:p>
          <text:p text:style-name="P12"><text:span text:style-name="T2">&lt;html&gt;</text:span></text:p>
          <text:p text:style-name="P12"><text:span text:style-name="T2"><text:s text:c="2"/></text:span><text:span text:style-name="T2">&lt;head&gt; … &lt;/head&gt;</text:span></text:p>
          <text:p text:style-name="P12"><text:span text:style-name="T2"><text:s text:c="2"/></text:span><text:span text:style-name="T2">&lt;body&gt;</text:span></text:p>
          <text:p text:style-name="P12"><text:span text:style-name="T2"><text:s text:c="4"/>…</text:span></text:p>
          <text:p text:style-name="P12"><text:span text:style-name="T2"><text:s text:c="4"/></text:span><text:span text:style-name="T2">document.getElementById('button').addEventListener(‘click', function() {</text:span></text:p>
          <text:p text:style-name="P12"><text:span text:style-name="T2"><text:s text:c="8"/></text:span><text:span text:style-name="T5">cmb.event('vote', 'thumbs-up')</text:span><text:span text:style-name="T2">;</text:span></text:p>
          <text:p text:style-name="P12"><text:span text:style-name="T2"><text:s text:c="4"/></text:span><text:span text:style-name="T2">});</text:span></text:p>
          <text:p text:style-name="P12"><text:span text:style-name="T2"><text:s text:c="4"/></text:span><text:span text:style-name="T2">...</text:span></text:p>
          <text:p text:style-name="P12"><text:span text:style-name="T5"><text:s text:c="4"/></text:span><text:span text:style-name="T5">&lt;script src="https://&lt;crumby.host&gt;/cmb.js"&gt;&lt;/script&gt;</text:span></text:p>
          <text:p text:style-name="P12"><text:span text:style-name="T2">&lt;/body&gt;</text:span></text:p>
          <text:p text:style-name="P12"><text:span text:style-name="T2">&lt;/html&gt;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1" draw:display-name="Transparency 1" draw:style="square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31T10:44:42.027223000</meta:creation-date>
    <dc:date>2017-08-05T09:06:12.356524000</dc:date>
    <meta:editing-duration>PT1H56M13S</meta:editing-duration>
    <meta:editing-cycles>13</meta:editing-cycles>
    <meta:generator>LibreOffice/5.2.3.3$MacOSX_X86_64 LibreOffice_project/d54a8868f08a7b39642414cf2c8ef2f228f780cf</meta:generator>
    <meta:document-statistic meta:object-count="11"/>
  </office:meta>
</office:document-meta>
</file>